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CabecalhoTabela">
      <style:paragraph-properties style:snap-to-layout-grid="false"/>
    </style:style>
    <style:style style:name="P14" style:family="paragraph" style:parent-style-name="CabecalhoTabela">
      <style:paragraph-properties style:snap-to-layout-grid="false"/>
      <style:text-properties officeooo:paragraph-rsid="0002101b"/>
    </style:style>
    <style:style style:name="P15" style:family="paragraph" style:parent-style-name="Texto_20_tabela">
      <style:paragraph-properties fo:text-align="center" style:justify-single-word="false" style:snap-to-layout-grid="false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18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1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2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3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4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02101b"/>
    </style:style>
    <style:style style:name="P25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2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0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3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e11a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language="pt" fo:country="BR" fo:font-weight="normal" officeooo: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96d4a"/>
    </style:style>
    <style:style style:name="T18" style:family="text">
      <style:text-properties officeooo:rsid="000d352d"/>
    </style:style>
    <style:style style:name="T19" style:family="text">
      <style:text-properties style:font-name-asian="Arial"/>
    </style:style>
    <style:style style:name="T20" style:family="text">
      <style:text-properties officeooo:rsid="001081c7"/>
    </style:style>
    <style:style style:name="T21" style:family="text">
      <style:text-properties officeooo:rsid="000b19c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6">GRH</text:span> – Gestão de <text:span text:style-name="T6">Recursos Humanos</text:span></text:p>
      <text:p text:style-name="P8"/>
      <text:p text:style-name="P6">Documento de Especificação de Caso de Uso</text:p>
      <text:p text:style-name="P6"/>
      <text:p text:style-name="P7">UC0<text:span text:style-name="T17">9</text:span> – <text:span text:style-name="T17">Realizar Frequência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3">Data</text:p>
          </table:table-cell>
          <table:table-cell table:style-name="Tabela1.A1" office:value-type="string">
            <text:p text:style-name="P13">Versão</text:p>
          </table:table-cell>
          <table:table-cell table:style-name="Tabela1.A1" office:value-type="string">
            <text:p text:style-name="P14">Responsável</text:p>
          </table:table-cell>
          <table:table-cell table:style-name="Tabela1.D1" office:value-type="string">
            <text:p text:style-name="P13">Alteração</text:p>
          </table:table-cell>
        </table:table-row>
        <table:table-row table:style-name="Tabela1.1">
          <table:table-cell table:style-name="Tabela1.A1" office:value-type="string">
            <text:p text:style-name="P15"><text:span text:style-name="T18">06</text:span>/<text:span text:style-name="T18">04</text:span>/201<text:span text:style-name="T18">5</text:span></text:p>
          </table:table-cell>
          <table:table-cell table:style-name="Tabela1.A1" office:value-type="string">
            <text:p text:style-name="P15">1.0</text:p>
          </table:table-cell>
          <table:table-cell table:style-name="Tabela1.A1" office:value-type="string">
            <text:p text:style-name="P16">Jefferson da Silva Barbosa</text:p>
          </table:table-cell>
          <table:table-cell table:style-name="Tabela1.D1" office:value-type="string">
            <text:p text:style-name="P29">Criação<text:span text:style-name="Fonte_20_parág._20_padrão"><text:span text:style-name="T19"> </text:span></text:span>do<text:span text:style-name="Fonte_20_parág._20_padrão"><text:span text:style-name="T19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5"><text:span text:style-name="T18">06</text:span>/<text:span text:style-name="T18">04</text:span>/201<text:span text:style-name="T18">5</text:span></text:p>
          </table:table-cell>
          <table:table-cell table:style-name="Tabela1.A3" office:value-type="string">
            <text:p text:style-name="P15">1.<text:span text:style-name="T20">1</text:span></text:p>
          </table:table-cell>
          <table:table-cell table:style-name="Tabela1.A3" office:value-type="string">
            <text:p text:style-name="P16">Jefferson da Silva Barbosa</text:p>
          </table:table-cell>
          <table:table-cell table:style-name="Tabela1.D3" office:value-type="string">
            <text:p text:style-name="P30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17">29/04/2015</text:p>
          </table:table-cell>
          <table:table-cell table:style-name="Tabela1.A3" office:value-type="string">
            <text:p text:style-name="P17">2.0</text:p>
          </table:table-cell>
          <table:table-cell table:style-name="Tabela1.A3" office:value-type="string">
            <text:p text:style-name="P17">Beatriz Brito do Rêgo</text:p>
          </table:table-cell>
          <table:table-cell table:style-name="Tabela1.D3" office:value-type="string">
            <text:p text:style-name="P31">Atualização do documento</text:p>
          </table:table-cell>
        </table:table-row>
      </table:table>
      <text:section text:style-name="Sect1" text:name="Seção1">
        <text:list xml:id="list5949152305643989817" text:style-name="WW8Num2">
          <text:list-item>
            <text:h text:style-name="P22" text:outline-level="1"><text:bookmark-start text:name="_Ref439573339"/><text:bookmark-start text:name="_Ref418497390"/>CASOS DE USO: <text:span text:style-name="T17">Realizar Frequência</text:span></text:h>
            <text:list>
              <text:list-item>
                <text:h text:style-name="P19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8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93657871132380" text:continue-numbering="true" text:style-name="WW8Num2">
          <text:list-item>
            <text:list>
              <text:list-item>
                <text:h text:style-name="P20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6">Coordenador e estagiário.</text:span></text:p>
        <text:list xml:id="list93657412100276" text:continue-numbering="true" text:style-name="WW8Num2">
          <text:list-item>
            <text:list>
              <text:list-item>
                <text:h text:style-name="P20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7">Ator seleciona opção para realizar frequência</text:span></text:p>
        <text:p text:style-name="P3">2.<text:tab/>Sistema verificar se o dia de trabalho é válido</text:p>
        <text:p text:style-name="P2">3.<text:tab/><text:span text:style-name="T21">Sistema solicita confirmação da presença</text:span></text:p>
        <text:p text:style-name="P2">4.<text:tab/><text:span text:style-name="T21">Estagiário confirma sua presença</text:span></text:p>
        <text:p text:style-name="P5">5.<text:tab/>O sistema envia uma mensagem de confirmação</text:p>
        <text:p text:style-name="P24"><text:span text:style-name="T10"><text:s/></text:span></text:p>
        <text:list xml:id="list93658534336325" text:continue-numbering="true" text:style-name="WW8Num2">
          <text:list-item>
            <text:list>
              <text:list-item>
                <text:h text:style-name="P21" text:outline-level="2">Fluxos Alternativos </text:h>
              </text:list-item>
            </text:list>
          </text:list-item>
        </text:list>
        <text:p text:style-name="P4">1.<text:tab/><text:span text:style-name="T17">Ator seleciona opção para realizar frequência</text:span></text:p>
        <text:p text:style-name="P4">2.<text:tab/>Sistema verificar se o dia de trabalho é válido</text:p>
        <text:p text:style-name="P4">3.<text:tab/><text:span text:style-name="T21">Sistema informa que o dia de trabalho não é válido</text:span></text:p>
        <text:p text:style-name="P4">4.<text:tab/><text:span text:style-name="T21">Sistema redireciona para a página principal</text:span></text:p>
        <text:p text:style-name="P5"/>
        <text:p text:style-name="P12">1.6<text:tab/>Fluxos de Exceção</text:p>
        <text:p text:style-name="P12"><text:soft-page-break/><text:tab/><text:span text:style-name="T16">Não se aplica</text:span></text:p>
        <text:p text:style-name="P10"/>
        <text:list xml:id="list3216779195624698365" text:style-name="L1">
          <text:list-header>
            <text:p text:style-name="P33"><text:span text:style-name="T14">1.</text:span><text:span text:style-name="T15">7</text:span><text:span text:style-name="T12"> <text:tab/>Pré-Condições</text:span></text:p>
          </text:list-header>
        </text:list>
        <text:p text:style-name="P35">Usuário Autenticado</text:p>
        <text:p text:style-name="P35">Para que o caso de uso seja iniciado é necessário que o usuário esteja autenticando no sistema e possua permissão de acesso a esta funcionalidade</text:p>
        <text:p text:style-name="P11"/>
        <text:list xml:id="list93656977344177" text:continue-numbering="true" text:style-name="L1">
          <text:list-header>
            <text:p text:style-name="P34"><text:span text:style-name="T13">1.</text:span><text:span text:style-name="T15">8</text:span><text:span text:style-name="T13"> </text:span><text:span text:style-name="T11"><text:tab/>Pós-Condições</text:span></text:p>
            <text:p text:style-name="P36">Frequência com casos de uso UC08</text:p>
          </text:list-header>
        </text:list>
        <text:list xml:id="list93658574698548" text:continue-list="list93658534336325" text:style-name="WW8Num2">
          <text:list-item>
            <text:h text:style-name="P23" text:outline-level="1">Relacionamento<text:span text:style-name="Fonte_20_parág._20_padrão"><text:span text:style-name="T19"> </text:span></text:span>com<text:span text:style-name="Fonte_20_parág._20_padrão"><text:span text:style-name="T19"> </text:span></text:span>Outros<text:span text:style-name="Fonte_20_parág._20_padrão"><text:span text:style-name="T19"> </text:span></text:span>Casos<text:span text:style-name="Fonte_20_parág._20_padrão"><text:span text:style-name="T19"> </text:span></text:span>de<text:span text:style-name="Fonte_20_parág._20_padrão"><text:span text:style-name="T19"> </text:span></text:span>Uso</text:h>
          </text:list-item>
        </text:list>
        <text:p text:style-name="P26">Relacionamento com caso de uso UC08</text:p>
        <text:list xml:id="list93657729122870" text:continue-numbering="true" text:style-name="WW8Num2">
          <text:list-item>
            <text:list>
              <text:list-item>
                <text:list>
                  <text:list-item>
                    <text:h text:style-name="P25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27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3657353034150" text:continue-numbering="true" text:style-name="WW8Num2">
          <text:list-item>
            <text:list>
              <text:list-item>
                <text:list>
                  <text:list-item>
                    <text:h text:style-name="P25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28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9T09:36:56.722905307</dc:date>
    <meta:print-date>2007-05-07T23:41:00</meta:print-date>
    <meta:editing-cycles>11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50" meta:word-count="234" meta:character-count="1415" meta:non-whitespace-character-count="123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